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/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9bbb59"/>
    </style:style>
    <style:style style:name="ce13" style:family="table-cell" style:parent-style-name="Default" style:data-style-name="N2">
      <style:table-cell-properties fo:background-color="#9bbb59"/>
    </style:style>
    <style:style style:name="ce14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122"/>
    <style:style style:name="ce16" style:family="table-cell" style:parent-style-name="Default" style:data-style-name="N61"/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head_tu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hhsize_tu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iete</text:p>
          </table:table-cell>
          <table:table-cell office:value-type="string" calcext:value-type="string">
            <text:p>heizkos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cnsty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rtragsanteil</text:p>
          </table:table-cell>
          <table:table-cell office:value-type="string" calcext:value-type="string">
            <text:p>m_alg1</text:p>
          </table:table-cell>
          <table:table-cell office:value-type="string" calcext:value-type="string">
            <text:p>m_transfers</text:p>
          </table:table-cell>
          <table:table-cell office:value-type="string" calcext:value-type="string">
            <text:p>uhv</text:p>
          </table:table-cell>
          <table:table-cell office:value-type="string" calcext:value-type="string">
            <text:p>gross_e1</text:p>
          </table:table-cell>
          <table:table-cell office:value-type="string" calcext:value-type="string">
            <text:p>gross_e4</text:p>
          </table:table-cell>
          <table:table-cell office:value-type="string" calcext:value-type="string">
            <text:p>gross_e5</text:p>
          </table:table-cell>
          <table:table-cell office:value-type="string" calcext:value-type="string">
            <text:p>gross_e6</text:p>
          </table:table-cell>
          <table:table-cell office:value-type="string" calcext:value-type="string">
            <text:p>incometax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wohngeld_basis_hh</text:p>
          </table:table-cell>
          <table:table-cell/>
          <table:table-cell office:value-type="string" calcext:value-type="string">
            <text:p>wg_abzuege</text:p>
          </table:table-cell>
          <table:table-cell office:value-type="string" calcext:value-type="string">
            <text:p>wg_grossY_otherinc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980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formula="of:=[.E2]" office:value-type="float" office:value="3" calcext:value-type="float">
            <text:p>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O2]-(([.AI2]+([.AJ2]*[.AO2])+([.AK2]*[.AN2]))*[.AN2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S2]+[.T2]+[.U2]+[.V2])/12+[.P2]+[.Q2]+([.N2]*[.O2])" office:value-type="float" office:value="2166.66666666667" calcext:value-type="float">
            <text:p>2166.67</text:p>
          </table:table-cell>
          <table:table-cell table:style-name="ce14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D2])*([.AF2]-[.AG2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505.99pt" svg:y="0pt" draw:caption-point-x="302.71pt" draw:caption-point-y="14.06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545.76pt" svg:y="0pt" draw:caption-point-x="308.69pt" draw:caption-point-y="14.06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H2]" office:value-type="float" office:value="1446.66666666667" calcext:value-type="float">
            <text:p>1446.7</text:p>
          </table:table-cell>
          <table:table-cell table:formula="of:=MIN(MAX([.H2];[.AM2]);[.AL2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[.E3]" office:value-type="float" office:value="3" calcext:value-type="float">
            <text:p>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O3]-(([.AI3]+([.AJ3]*[.AO3])+([.AK3]*[.AN3]))*[.AN3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S3]+[.T3]+[.U3]+[.V3])/12+[.P3]+[.Q3]+([.N3]*[.O3])" office:value-type="float" office:value="0" calcext:value-type="float">
            <text:p>0.00</text:p>
          </table:table-cell>
          <table:table-cell table:style-name="ce14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D3])*([.AF3]-[.AG3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505.99pt" svg:y="9.58pt" draw:caption-point-x="302.71pt" draw:caption-point-y="18.28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545.76pt" svg:y="9.58pt" draw:caption-point-x="308.69pt" draw:caption-point-y="18.28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H3]" office:value-type="float" office:value="1446.66666666667" calcext:value-type="float">
            <text:p>1446.7</text:p>
          </table:table-cell>
          <table:table-cell table:formula="of:=MIN(MAX([.H3];[.AM3]);[.AL3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[.E4]" office:value-type="float" office:value="3" calcext:value-type="float">
            <text:p>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O4]-(([.AI4]+([.AJ4]*[.AO4])+([.AK4]*[.AN4]))*[.AN4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S4]+[.T4]+[.U4]+[.V4])/12+[.P4]+[.Q4]+([.N4]*[.O4])" office:value-type="float" office:value="0" calcext:value-type="float">
            <text:p>0.00</text:p>
          </table:table-cell>
          <table:table-cell table:style-name="ce14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office:annotation draw:style-name="gr1" draw:text-style-name="P2" svg:width="90pt" svg:height="54pt" svg:x="1411.48pt" svg:y="24.15pt" draw:caption-point-x="256.96pt" draw:caption-point-y="17.52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das arbeitende Kind</text:span></text:p>
            </office:annotation>
            <text:p>100</text:p>
          </table:table-cell>
          <table:table-cell table:style-name="ce15" table:formula="of:=MAX((1-[.AD4])*([.AF4]-[.AG4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505.99pt" svg:y="21.15pt" draw:caption-point-x="302.71pt" draw:caption-point-y="20.52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545.76pt" svg:y="21.15pt" draw:caption-point-x="308.69pt" draw:caption-point-y="20.52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H4]" office:value-type="float" office:value="1446.66666666667" calcext:value-type="float">
            <text:p>1446.7</text:p>
          </table:table-cell>
          <table:table-cell table:formula="of:=MIN(MAX([.H4];[.AM4]);[.AL4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8" office:value-type="float" office:value="2" calcext:value-type="float">
            <text:p>2</text:p>
          </table:table-cell>
          <table:table-cell table:formula="of:=[.E5]" office:value-type="float" office:value="2" calcext:value-type="float">
            <text:p>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13" calcext:value-type="float">
            <text:p>2013</text:p>
          </table:table-cell>
          <table:table-cell table:style-name="ce13" table:formula="of:=1.08*([.AO5]-(([.AI5]+([.AJ5]*[.AO5])+([.AK5]*[.AN5]))*[.AN5]))" office:value-type="float" office:value="194.1744" calcext:value-type="float">
            <text:p>194.17</text:p>
          </table:table-cell>
          <table:table-cell table:style-name="ce8"/>
          <table:table-cell table:style-name="ce8" office:value-type="float" office:value="0.2" calcext:value-type="float">
            <text:p>0.2</text:p>
          </table:table-cell>
          <table:table-cell table:style-name="ce9" table:formula="of:=([.S5]+[.T5]+[.U5]+[.V5])/12+[.P5]+[.Q5]+([.N5]*[.O5])" office:value-type="float" office:value="933.333333333333" calcext:value-type="float">
            <text:p>933.33</text:p>
          </table:table-cell>
          <table:table-cell table:style-name="ce14" table:formula="of:=SUM([.$AE$5:.$AE$6])" office:value-type="float" office:value="933.333333333333" calcext:value-type="float">
            <text:p>933.33</text:p>
          </table:table-cell>
          <table:table-cell table:style-name="ce8" office:value-type="float" office:value="100" calcext:value-type="float">
            <office:annotation draw:style-name="gr1" draw:text-style-name="P2" svg:width="90pt" svg:height="54pt" svg:x="1411.48pt" svg:y="36.45pt" draw:caption-point-x="256.96pt" draw:caption-point-y="19.02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Behinderung</text:span></text:p>
              <text:p text:style-name="P1"><text:span text:style-name="T3"/></text:p>
            </office:annotation>
            <text:p>100</text:p>
          </table:table-cell>
          <table:table-cell table:style-name="ce15" table:formula="of:=MAX((1-[.AD5])*([.AF5]-[.AG5]);0)" office:value-type="float" office:value="666.666666666667" calcext:value-type="float">
            <text:p>666.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H5]" office:value-type="float" office:value="666.666666666667" calcext:value-type="float">
            <text:p>666.7</text:p>
          </table:table-cell>
          <table:table-cell table:formula="of:=MIN(MAX([.H5];[.AM5]);[.AL5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E6]" office:value-type="float" office:value="2" calcext:value-type="float">
            <text:p>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80" calcext:value-type="float">
            <text:p>80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13" table:formula="of:=1.08*([.AO6]-(([.AI6]+([.AJ6]*[.AO6])+([.AK6]*[.AN6]))*[.AN6]))" office:value-type="float" office:value="194.1744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14" table:formula="of:=([.S6]+[.T6]+[.U6]+[.V6])/12+[.P6]+[.Q6]+([.N6]*[.O6])" office:value-type="float" office:value="0" calcext:value-type="float">
            <text:p>0.00</text:p>
          </table:table-cell>
          <table:table-cell table:style-name="ce14" table:formula="of:=SUM([.$AE$5:.$AE$6])" office:value-type="float" office:value="933.3333333333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D6])*([.AF6]-[.AG6]);0)" office:value-type="float" office:value="666.66666666666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H6]" office:value-type="float" office:value="666.666666666667" calcext:value-type="float">
            <text:p>666.7</text:p>
          </table:table-cell>
          <table:table-cell table:formula="of:=MIN(MAX([.H6];[.AM6]);[.AL6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8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6000" calcext:value-type="float">
            <text:p>16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13" table:formula="of:=1.08*([.AO7]-(([.AI7]+([.AJ7]*[.AO7])+([.AK7]*[.AN7]))*[.AN7]))" office:value-type="float" office:value="18.7845355200001" calcext:value-type="float">
            <text:p>18.78</text:p>
          </table:table-cell>
          <table:table-cell table:style-name="ce8"/>
          <table:table-cell table:style-name="ce8" office:value-type="float" office:value="0.3" calcext:value-type="float">
            <text:p>0.3</text:p>
          </table:table-cell>
          <table:table-cell table:style-name="ce9" table:formula="of:=([.S7]+[.T7]+[.U7]+[.V7])/12+[.P7]+[.Q7]+([.N7]*[.O7])" office:value-type="float" office:value="1583.33333333333" calcext:value-type="float">
            <text:p>1583.33</text:p>
          </table:table-cell>
          <table:table-cell table:style-name="ce14" table:formula="of:=SUM([.$AE$7:.$AE$8])" office:value-type="float" office:value="1583.33333333333" calcext:value-type="float">
            <text:p>1583.33</text:p>
          </table:table-cell>
          <table:table-cell table:style-name="ce8" office:value-type="float" office:value="50" calcext:value-type="float">
            <office:annotation draw:style-name="gr1" draw:text-style-name="P2" svg:width="90pt" svg:height="54pt" svg:x="1411.48pt" svg:y="58.79pt" draw:caption-point-x="256.96pt" draw:caption-point-y="24.29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Alleinerziehende mit 1 Kind unter 11 Jahren</text:span></text:p>
              <text:p text:style-name="P1"><text:span text:style-name="T3"/></text:p>
            </office:annotation>
            <text:p>50</text:p>
          </table:table-cell>
          <table:table-cell table:style-name="ce15" table:formula="of:=MAX((1-[.AD7])*([.AF7]-[.AG7]);0)" office:value-type="float" office:value="1073.33333333333" calcext:value-type="float">
            <text:p>1073.3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H7]" office:value-type="float" office:value="1073.33333333333" calcext:value-type="float">
            <text:p>1073.3</text:p>
          </table:table-cell>
          <table:table-cell table:formula="of:=MIN(MAX([.H7];[.AM7]);[.AL7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style-name="ce13" table:formula="of:=1.08*([.AO8]-(([.AI8]+([.AJ8]*[.AO8])+([.AK8]*[.AN8]))*[.AN8]))" office:value-type="float" office:value="18.7845355200001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S8]+[.T8]+[.U8]+[.V8])/12+[.P8]+[.Q8]+([.N8]*[.O8])" office:value-type="float" office:value="0" calcext:value-type="float">
            <text:p>0.00</text:p>
          </table:table-cell>
          <table:table-cell table:style-name="ce14" table:formula="of:=SUM([.$AE$7:.$AE$8])" office:value-type="float" office:value="1583.333333333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table:style-name="ce15" table:formula="of:=MAX((1-[.AD8])*([.AF8]-[.AG8]);0)" office:value-type="float" office:value="1073.3333333333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H8]" office:value-type="float" office:value="1073.33333333333" calcext:value-type="float">
            <text:p>1073.3</text:p>
          </table:table-cell>
          <table:table-cell table:formula="of:=MIN(MAX([.H8];[.AM8]);[.AL8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8" office:value-type="float" office:value="5" calcext:value-type="float">
            <text:p>5</text:p>
          </table:table-cell>
          <table:table-cell table:formula="of:=[.E9]" office:value-type="float" office:value="5" calcext:value-type="float">
            <text:p>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20" calcext:value-type="float">
            <text:p>120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06" calcext:value-type="float">
            <text:p>2006</text:p>
          </table:table-cell>
          <table:table-cell table:style-name="ce13" table:formula="of:=([.AO9]-(([.AI9]+([.AJ9]*[.AO9])+([.AK9]*[.AN9]))*[.AN9]))" office:value-type="float" office:value="508.75845025" calcext:value-type="float">
            <text:p>508.76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style-name="ce9" table:formula="of:=([.S9]+[.T9]+[.U9]+[.V9])/12+[.P9]+[.Q9]+([.N9]*[.O9])" office:value-type="float" office:value="0" calcext:value-type="float">
            <text:p>0.00</text:p>
          </table:table-cell>
          <table:table-cell table:style-name="ce9" table:formula="of:=SUM([.$AE$9:.$AE$13]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formula="of:=MAX((1-[.AD9])*([.AF9]-[.AG9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9];[.AM9]);[.AL9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[.E10]" office:value-type="float" office:value="5" calcext:value-type="float">
            <text:p>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O10]-(([.AI10]+([.AJ10]*[.AO10])+([.AK10]*[.AN10]))*[.AN10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S10]+[.T10]+[.U10]+[.V10])/12+[.P10]+[.Q10]+([.N10]*[.O10])" office:value-type="float" office:value="0" calcext:value-type="float">
            <text:p>0.00</text:p>
          </table:table-cell>
          <table:table-cell table:style-name="ce14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D10])*([.AF10]-[.AG10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10];[.AM10]);[.AL10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[.E11]" office:value-type="float" office:value="5" calcext:value-type="float">
            <text:p>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O11]-(([.AI11]+([.AJ11]*[.AO11])+([.AK11]*[.AN11]))*[.AN11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S11]+[.T11]+[.U11]+[.V11])/12+[.P11]+[.Q11]+([.N11]*[.O11])" office:value-type="float" office:value="0" calcext:value-type="float">
            <text:p>0.00</text:p>
          </table:table-cell>
          <table:table-cell table:style-name="ce14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D11])*([.AF11]-[.AG11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11];[.AM11]);[.AL11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[.E12]" office:value-type="float" office:value="5" calcext:value-type="float">
            <text:p>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O12]-(([.AI12]+([.AJ12]*[.AO12])+([.AK12]*[.AN12]))*[.AN12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S12]+[.T12]+[.U12]+[.V12])/12+[.P12]+[.Q12]+([.N12]*[.O12])" office:value-type="float" office:value="0" calcext:value-type="float">
            <text:p>0.00</text:p>
          </table:table-cell>
          <table:table-cell table:style-name="ce14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D12])*([.AF12]-[.AG12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12];[.AM12]);[.AL12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[.E13]" office:value-type="float" office:value="5" calcext:value-type="float">
            <text:p>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O13]-(([.AI13]+([.AJ13]*[.AO13])+([.AK13]*[.AN13]))*[.AN13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S13]+[.T13]+[.U13]+[.V13])/12+[.P13]+[.Q13]+([.N13]*[.O13])" office:value-type="float" office:value="0" calcext:value-type="float">
            <text:p>0.00</text:p>
          </table:table-cell>
          <table:table-cell table:style-name="ce14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D13])*([.AF13]-[.AG13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13];[.AM13]);[.AL13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13" table:formula="of:=([.AO14]-(([.AI14]+([.AJ14]*[.AO14])+([.AK14]*[.AN14]))*[.AN14]))*1.15" office:value-type="float" office:value="450.7799463" calcext:value-type="float">
            <text:p>450.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formula="of:=([.S14]+[.T14]+[.U14]+[.V14])/12+[.P14]+[.Q14]+([.N14]*[.O14])" office:value-type="float" office:value="0" calcext:value-type="float">
            <text:p>0.00</text:p>
          </table:table-cell>
          <table:table-cell table:style-name="ce14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D14])*([.AF14]-[.AG14]);0)" office:value-type="float" office:value="0" calcext:value-type="float">
            <text:p>0.0</text:p>
          </table:table-cell>
          <table:table-cell table:style-name="ce16" office:value-type="float" office:value="0.04" calcext:value-type="float">
            <text:p>4.00E-02</text:p>
          </table:table-cell>
          <table:table-cell table:style-name="ce16" office:value-type="float" office:value="0.00063" calcext:value-type="float">
            <text:p>6.30E-04</text:p>
          </table:table-cell>
          <table:table-cell table:style-name="ce16" office:value-type="float" office:value="0.000138" calcext:value-type="float">
            <text:p>1.38E-04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table:style-name="ce15" office:value-type="float" office:value="239" calcext:value-type="float">
            <text:p>239.0</text:p>
          </table:table-cell>
          <table:table-cell table:formula="of:=MIN(MAX([.H14];[.AM14]);[.AL14])" office:value-type="float" office:value="482" calcext:value-type="float">
            <text:p>482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 table:number-rows-repeated="104855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rklärender_20_Text_20_2" style:display-name="Erklärender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6:08:10.669996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19-11-19T16:08:25.566513067</dc:date>
    <meta:editing-cycles>8</meta:editing-cycles>
    <meta:editing-duration>PT44S</meta:editing-duration>
    <meta:document-statistic meta:table-count="1" meta:cell-count="794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